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Linienspitzen_20_1" draw:marker-end-width="0.3cm" draw:fill="none" draw:textarea-vertical-align="middle"/>
    </style:style>
    <style:style style:name="gr2" style:family="graphic" style:parent-style-name="objectwithoutfill">
      <style:graphic-properties draw:marker-end="Linienspitzen_20_2" draw:marker-end-width="0.3cm" draw:fill="none" draw:textarea-vertical-align="middle"/>
    </style:style>
    <style:style style:name="gr3" style:family="graphic" style:parent-style-name="standard">
      <style:graphic-properties svg:stroke-color="#000000" draw:fill-color="#708090" draw:textarea-horizontal-align="justify" draw:textarea-vertical-align="middle" draw:auto-grow-height="false" fo:min-height="0.104cm" fo:min-width="0cm"/>
    </style:style>
    <style:style style:name="gr4" style:family="graphic" style:parent-style-name="standard">
      <style:graphic-properties svg:stroke-color="#000000" draw:fill="solid" draw:fill-color="#81d41a" draw:textarea-horizontal-align="justify" draw:textarea-vertical-align="middle" draw:auto-grow-height="false" fo:min-height="0.104cm" fo:min-width="0cm"/>
    </style:style>
    <style:style style:name="gr5" style:family="graphic" style:parent-style-name="objectwithoutfill">
      <style:graphic-properties draw:stroke="dash" draw:stroke-dash="Long_20_Dash" svg:stroke-linecap="butt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81d41a" draw:textarea-horizontal-align="left" draw:auto-grow-height="true" draw:auto-grow-width="true" fo:min-height="0.712cm" fo:min-width="1.657cm"/>
      <style:paragraph-properties style:writing-mode="lr-tb"/>
    </style:style>
    <style:style style:name="gr11" style:family="graphic" style:parent-style-name="objectwithoutfill">
      <style:graphic-properties svg:stroke-width="0.028cm" svg:stroke-color="#32cd32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33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81d41a" draw:textarea-horizontal-align="left" draw:auto-grow-height="true" draw:auto-grow-width="true" fo:min-height="1.423cm" fo:min-width="4.087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.712cm" fo:min-width="0.32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.712cm" fo:min-width="0.53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a6" draw:textarea-horizontal-align="left" draw:auto-grow-height="true" draw:auto-grow-width="true" fo:min-height="0.712cm" fo:min-width="1.657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fbf00" draw:textarea-horizontal-align="left" draw:auto-grow-height="true" draw:auto-grow-width="true" fo:min-height="0.712cm" fo:min-width="3.384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.712cm" fo:min-width="1.208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.712cm" fo:min-width="1.225cm"/>
      <style:paragraph-properties style:writing-mode="lr-tb"/>
    </style:style>
    <style:style style:name="gr21" style:family="graphic" style:parent-style-name="standard">
      <style:graphic-properties draw:fill="solid" draw:fill-color="#afd095" loext:fill-use-slide-background="false" draw:opacity="50%" draw:opacity-name="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="solid" draw:fill-color="#e6e905" loext:fill-use-slide-background="false" draw:opacity="50%" draw:opacity-name="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fill="solid" draw:fill-color="#ffff00" loext:fill-use-slide-background="false" draw:opacity="50%" draw:opacity-name="" draw:textarea-horizontal-align="justify" draw:textarea-vertical-align="middle" draw:auto-grow-height="false" fo:min-height="0cm" fo:min-width="0cm"/>
    </style:style>
    <style:style style:name="gr24" style:family="graphic" style:parent-style-name="objectwithoutfill">
      <style:graphic-properties draw:stroke="solid" draw:stroke-dash="Dot" svg:stroke-color="#000000" draw:marker-start="" draw:marker-end="Linienspitzen_20_4" draw:fill="none" draw:textarea-vertical-align="middle"/>
    </style:style>
    <style:style style:name="gr25" style:family="graphic" style:parent-style-name="objectwithoutfill">
      <style:graphic-properties svg:stroke-color="#000000" draw:marker-end="Linienspitzen_20_5" draw:marker-end-width="0.3cm" draw:fill="solid" draw:fill-color="#afd095" draw:textarea-vertical-align="middle"/>
    </style:style>
    <style:style style:name="gr26" style:family="graphic" style:parent-style-name="standard">
      <style:graphic-properties draw:stroke="none" svg:stroke-color="#000000" draw:fill="solid" draw:fill-color="#ffbf00" draw:textarea-horizontal-align="left" draw:auto-grow-height="true" draw:auto-grow-width="true" fo:min-height="0.712cm" fo:min-width="2.65cm"/>
      <style:paragraph-properties style:writing-mode="lr-tb"/>
    </style:style>
    <style:style style:name="gr27" style:family="graphic" style:parent-style-name="standard">
      <style:graphic-properties draw:stroke="none" draw:fill="none" fo:min-height="0.557cm"/>
      <style:paragraph-properties style:writing-mode="lr-tb"/>
    </style:style>
    <style:style style:name="gr28" style:family="graphic" style:parent-style-name="objectwithoutfill">
      <style:graphic-properties draw:stroke="dash" draw:stroke-dash="Long_20_Dash" svg:stroke-linecap="butt" draw:fill="solid" draw:fill-color="#111111" draw:textarea-vertical-align="middle"/>
    </style:style>
    <style:style style:name="gr29" style:family="graphic" style:parent-style-name="objectwithoutfill">
      <style:graphic-properties draw:stroke="dash" draw:stroke-dash="Long_20_Dash" svg:stroke-linecap="butt" draw:fill="solid" draw:fill-color="#ff6d6d" draw:textarea-vertical-align="middle"/>
    </style:style>
    <style:style style:name="gr30" style:family="graphic" style:parent-style-name="standard">
      <style:graphic-properties draw:fill="solid" draw:fill-color="#ffd428" loext:fill-use-slide-background="false" draw:opacity="50%" draw:opacity-name="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fill="solid" draw:fill-color="#ffff00" draw:opacity="30%" draw:opacity-name="" draw:textarea-horizontal-align="justify" draw:textarea-vertical-align="middle" draw:auto-grow-height="false" fo:min-height="4.25cm" fo:min-width="3cm"/>
    </style:style>
    <style:style style:name="gr32" style:family="graphic" style:parent-style-name="standard">
      <style:graphic-properties draw:fill="solid" draw:fill-color="#ffff00" draw:textarea-horizontal-align="justify" draw:textarea-vertical-align="middle" draw:auto-grow-height="false" fo:min-height="0.75cm" fo:min-width="1cm"/>
    </style:style>
    <style:style style:name="gr33" style:family="graphic" style:parent-style-name="standard">
      <style:graphic-properties draw:stroke="none" draw:fill="solid" draw:fill-color="#ffff00" draw:opacity="70%" draw:textarea-horizontal-align="justify" draw:textarea-vertical-align="middle" draw:auto-grow-height="false" fo:min-height="0.25cm" fo:min-width="0cm"/>
    </style:style>
    <style:style style:name="gr34" style:family="graphic" style:parent-style-name="standard">
      <style:graphic-properties draw:fill="solid" draw:fill-color="#b2b2b2" draw:opacity="30%" draw:opacity-name="" draw:textarea-horizontal-align="justify" draw:textarea-vertical-align="middle" draw:auto-grow-height="false" fo:min-height="4.25cm" fo:min-width="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708090"/>
      <style:paragraph-properties fo:text-align="center"/>
    </style:style>
    <style:style style:name="P3" style:family="paragraph">
      <loext:graphic-properties draw:fill="solid" draw:fill-color="#81d41a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weight="bold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 draw:fill-color="#81d41a"/>
      <style:paragraph-properties style:writing-mode="lr-tb"/>
    </style:style>
    <style:style style:name="P7" style:family="paragraph">
      <loext:graphic-properties draw:fill="solid" draw:fill-color="#cccccc"/>
      <style:paragraph-properties style:writing-mode="lr-tb"/>
    </style:style>
    <style:style style:name="P8" style:family="paragraph">
      <loext:graphic-properties draw:fill="solid" draw:fill-color="#ffffa6"/>
      <style:paragraph-properties style:writing-mode="lr-tb"/>
    </style:style>
    <style:style style:name="P9" style:family="paragraph">
      <loext:graphic-properties draw:fill="solid" draw:fill-color="#ffbf00"/>
      <style:paragraph-properties style:writing-mode="lr-tb"/>
    </style:style>
    <style:style style:name="P10" style:family="paragraph">
      <loext:graphic-properties draw:fill="solid" draw:fill-color="#afd095" draw:opacity="50%"/>
      <style:paragraph-properties fo:text-align="center"/>
    </style:style>
    <style:style style:name="P11" style:family="paragraph">
      <loext:graphic-properties draw:fill="solid" draw:fill-color="#e6e905" draw:opacity="50%"/>
      <style:paragraph-properties fo:text-align="center"/>
    </style:style>
    <style:style style:name="P12" style:family="paragraph">
      <loext:graphic-properties draw:fill="solid" draw:fill-color="#ffff00" draw:opacity="50%"/>
      <style:paragraph-properties fo:text-align="center"/>
    </style:style>
    <style:style style:name="P13" style:family="paragraph">
      <loext:graphic-properties draw:fill="solid" draw:fill-color="#afd095"/>
      <style:paragraph-properties fo:text-align="center"/>
    </style:style>
    <style:style style:name="P14" style:family="paragraph">
      <style:text-properties fo:font-size="14pt"/>
    </style:style>
    <style:style style:name="P15" style:family="paragraph">
      <loext:graphic-properties draw:fill="solid" draw:fill-color="#ffffa6"/>
      <style:paragraph-properties style:writing-mode="lr-tb"/>
      <style:text-properties fo:font-size="14pt"/>
    </style:style>
    <style:style style:name="P16" style:family="paragraph">
      <loext:graphic-properties draw:fill="none" draw:fill-color="#ffffff"/>
      <style:paragraph-properties style:writing-mode="lr-tb"/>
      <style:text-properties fo:font-size="14pt" fo:font-weight="bold"/>
    </style:style>
    <style:style style:name="P17" style:family="paragraph">
      <style:text-properties fo:font-size="14pt" fo:font-weight="normal"/>
    </style:style>
    <style:style style:name="P18" style:family="paragraph">
      <loext:graphic-properties draw:fill="none" draw:fill-color="#ffffff"/>
      <style:paragraph-properties style:writing-mode="lr-tb"/>
      <style:text-properties fo:font-size="14pt" fo:font-weight="normal"/>
    </style:style>
    <style:style style:name="P19" style:family="paragraph">
      <loext:graphic-properties draw:fill="none"/>
      <style:paragraph-properties fo:text-align="center"/>
      <style:text-properties fo:font-size="14pt"/>
    </style:style>
    <style:style style:name="P20" style:family="paragraph">
      <loext:graphic-properties draw:fill="solid" draw:fill-color="#ffbf00"/>
      <style:paragraph-properties style:writing-mode="lr-tb"/>
      <style:text-properties fo:font-size="14pt"/>
    </style:style>
    <style:style style:name="P21" style:family="paragraph">
      <loext:graphic-properties draw:fill="none"/>
    </style:style>
    <style:style style:name="P22" style:family="paragraph">
      <loext:graphic-properties draw:fill="solid" draw:fill-color="#111111"/>
      <style:paragraph-properties fo:text-align="center"/>
    </style:style>
    <style:style style:name="P23" style:family="paragraph">
      <loext:graphic-properties draw:fill="solid" draw:fill-color="#ff6d6d"/>
      <style:paragraph-properties fo:text-align="center"/>
    </style:style>
    <style:style style:name="P24" style:family="paragraph">
      <loext:graphic-properties draw:fill="solid" draw:fill-color="#ffd428" draw:opacity="50%"/>
      <style:paragraph-properties fo:text-align="center"/>
    </style:style>
    <style:style style:name="P25" style:family="paragraph">
      <loext:graphic-properties draw:fill="solid" draw:fill-color="#ffff00" draw:opacity="30%"/>
      <style:paragraph-properties fo:text-align="center"/>
    </style:style>
    <style:style style:name="P26" style:family="paragraph">
      <loext:graphic-properties draw:fill="solid" draw:fill-color="#ffff00"/>
      <style:paragraph-properties fo:text-align="center"/>
    </style:style>
    <style:style style:name="P27" style:family="paragraph">
      <loext:graphic-properties draw:fill="solid" draw:fill-color="#ffff00" draw:opacity="70%"/>
      <style:paragraph-properties fo:text-align="center"/>
    </style:style>
    <style:style style:name="P28" style:family="paragraph">
      <loext:graphic-properties draw:fill="solid" draw:fill-color="#b2b2b2" draw:opacity="30%"/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-8% 58%"/>
    </style:style>
    <style:style style:name="T4" style:family="text">
      <style:text-properties style:text-position="0% 100%"/>
    </style:style>
    <style:style style:name="T5" style:family="text">
      <style:text-properties fo:font-size="14pt"/>
    </style:style>
    <style:style style:name="T6" style:family="text">
      <style:text-properties style:text-position="-8% 58%" fo:font-size="14pt"/>
    </style:style>
    <style:style style:name="T7" style:family="text">
      <style:text-properties style:text-position="0% 100%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cm" svg:y1="3cm" svg:x2="10cm" svg:y2="15cm">
          <text:p/>
        </draw:line>
        <draw:line draw:style-name="gr2" draw:text-style-name="P1" draw:layer="layout" svg:x1="4cm" svg:y1="9cm" svg:x2="16cm" svg:y2="9cm">
          <text:p/>
        </draw:line>
        <draw:custom-shape draw:style-name="gr3" draw:text-style-name="P2" draw:layer="layout" svg:width="0.5cm" svg:height="0.5cm" svg:x="9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9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.7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.7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.7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.7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.7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.7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.7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.7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.7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.7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.7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.7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.7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.7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.7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.7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.7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.7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cm" svg:y1="4cm" svg:x2="7cm" svg:y2="14cm">
          <text:p/>
        </draw:line>
        <draw:line draw:style-name="gr5" draw:text-style-name="P1" draw:layer="layout" svg:x1="13cm" svg:y1="4cm" svg:x2="13cm" svg:y2="14cm">
          <text:p/>
        </draw:line>
        <draw:line draw:style-name="gr5" draw:text-style-name="P1" draw:layer="layout" svg:x1="6cm" svg:y1="5cm" svg:x2="14cm" svg:y2="5cm">
          <text:p/>
        </draw:line>
        <draw:line draw:style-name="gr5" draw:text-style-name="P1" draw:layer="layout" svg:x1="6cm" svg:y1="13cm" svg:x2="14cm" svg:y2="13cm">
          <text:p/>
        </draw:line>
        <draw:frame draw:style-name="gr6" draw:text-style-name="P4" draw:layer="layout" svg:width="0.853cm" svg:height="0.962cm" svg:x="15.45cm" svg:y="9cm">
          <draw:text-box>
            <text:p><text:span text:style-name="T1">u</text:span></text:p>
          </draw:text-box>
        </draw:frame>
        <draw:frame draw:style-name="gr6" draw:text-style-name="P4" draw:layer="layout" svg:width="0.853cm" svg:height="0.962cm" svg:x="10.338cm" svg:y="2.822cm">
          <draw:text-box>
            <text:p><text:span text:style-name="T1">v</text:span></text:p>
          </draw:text-box>
        </draw:frame>
        <draw:frame draw:style-name="gr7" draw:text-style-name="P5" draw:layer="layout" svg:width="1.25cm" svg:height="1.173cm" svg:x="4.8cm" svg:y="12.577cm">
          <draw:text-box>
            <text:p>k</text:p>
          </draw:text-box>
        </draw:frame>
        <draw:frame draw:style-name="gr6" draw:text-style-name="P5" draw:layer="layout" svg:width="1.25cm" svg:height="0.962cm" svg:x="4.7cm" svg:y="4.538cm">
          <draw:text-box>
            <text:p>-k</text:p>
          </draw:text-box>
        </draw:frame>
        <draw:frame draw:style-name="gr8" draw:text-style-name="P5" draw:layer="layout" svg:width="1.103cm" svg:height="1.673cm" svg:x="6.447cm" svg:y="13.827cm">
          <draw:text-box>
            <text:p>-k</text:p>
          </draw:text-box>
        </draw:frame>
        <draw:frame draw:style-name="gr6" draw:text-style-name="P5" draw:layer="layout" svg:width="0.853cm" svg:height="0.962cm" svg:x="12.647cm" svg:y="13.85cm">
          <draw:text-box>
            <text:p>k</text:p>
          </draw:text-box>
        </draw:frame>
        <draw:frame draw:style-name="gr9" draw:text-style-name="P5" draw:layer="layout" svg:width="2.123cm" svg:height="0.962cm" svg:x="14.25cm" svg:y="3.788cm">
          <draw:text-box>
            <text:p>h(u,v)</text:p>
          </draw:text-box>
        </draw:frame>
        <draw:frame draw:style-name="gr10" draw:text-style-name="P6" draw:layer="layout" svg:width="2.157cm" svg:height="0.962cm" svg:x="14.75cm" svg:y="6.788cm">
          <draw:text-box>
            <text:p>h(0,0)</text:p>
          </draw:text-box>
        </draw:frame>
        <draw:path draw:style-name="gr11" draw:text-style-name="P1" draw:layer="layout" svg:width="4.674cm" svg:height="0.89cm" draw:transform="rotate (0.463733982254893) translate (10.0220664094133cm 8.94015006181877cm)" svg:viewBox="0 0 4675 891" svg:d="M0 89c503 14 997-53 1500-87 547-36 877 392 1500 132 366-153 724 255 1049 451l393 306 233-29">
          <text:p/>
        </draw:path>
        <draw:path draw:style-name="gr12" draw:text-style-name="P1" draw:layer="layout" svg:width="4.924cm" svg:height="1.006cm" draw:transform="rotate (0.12618730491919) translate (10.9730279739824cm 5.17884109831203cm)" svg:viewBox="0 0 4925 1007" svg:d="M0 786c520-91 1049-18 1575 4 623 25 1234 91 1850 169 393 49 944 164 1155-313l211-368 134-278">
          <text:p/>
        </draw:path>
      </draw:page>
      <draw:page draw:name="page2" draw:style-name="dp1" draw:master-page-name="Standard">
        <draw:line draw:style-name="gr1" draw:text-style-name="P1" draw:layer="layout" svg:x1="7cm" svg:y1="3cm" svg:x2="7cm" svg:y2="15cm">
          <text:p/>
        </draw:line>
        <draw:line draw:style-name="gr2" draw:text-style-name="P1" draw:layer="layout" svg:x1="4cm" svg:y1="5cm" svg:x2="16cm" svg:y2="5cm">
          <text:p/>
        </draw:line>
        <draw:custom-shape draw:style-name="gr3" draw:text-style-name="P2" draw:layer="layout" svg:width="0.5cm" svg:height="0.5cm" svg:x="9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9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.7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.7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.7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.7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.7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.7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.7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.7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.7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.7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.7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.7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.7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.7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.7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.7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.7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.7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3cm" svg:y1="4cm" svg:x2="13cm" svg:y2="14cm">
          <text:p/>
        </draw:line>
        <draw:line draw:style-name="gr5" draw:text-style-name="P1" draw:layer="layout" svg:x1="6cm" svg:y1="13cm" svg:x2="14cm" svg:y2="13cm">
          <text:p/>
        </draw:line>
        <draw:frame draw:style-name="gr6" draw:text-style-name="P4" draw:layer="layout" svg:width="0.853cm" svg:height="0.962cm" svg:x="15.45cm" svg:y="5.1cm">
          <draw:text-box>
            <text:p><text:span text:style-name="T1">u</text:span></text:p>
          </draw:text-box>
        </draw:frame>
        <draw:frame draw:style-name="gr6" draw:text-style-name="P4" draw:layer="layout" svg:width="0.853cm" svg:height="0.962cm" svg:x="5.75cm" svg:y="14.288cm">
          <draw:text-box>
            <text:p><text:span text:style-name="T1">v</text:span></text:p>
          </draw:text-box>
        </draw:frame>
        <draw:frame draw:style-name="gr13" draw:text-style-name="P4" draw:layer="layout" svg:width="2.233cm" svg:height="0.962cm" svg:x="15.75cm" svg:y="10.788cm">
          <draw:text-box>
            <text:p><text:span text:style-name="T1">h(u,v)</text:span></text:p>
          </draw:text-box>
        </draw:frame>
        <draw:frame draw:style-name="gr14" draw:text-style-name="P6" draw:layer="layout" svg:width="4.587cm" svg:height="1.673cm" svg:x="14.75cm" svg:y="6.788cm">
          <draw:text-box>
            <text:p><text:span text:style-name="T2">h(k,m)</text:span></text:p>
            <text:p>(kernel center)</text:p>
          </draw:text-box>
        </draw:frame>
        <draw:path draw:style-name="gr11" draw:text-style-name="P1" draw:layer="layout" svg:width="4.674cm" svg:height="0.89cm" draw:transform="rotate (0.463733982254893) translate (10.0220664094133cm 8.94015006181877cm)" svg:viewBox="0 0 4675 891" svg:d="M0 89c503 14 997-53 1500-87 547-36 877 392 1500 132 366-153 724 255 1049 451l393 306 233-29">
          <text:p/>
        </draw:path>
        <draw:path draw:style-name="gr12" draw:text-style-name="P1" draw:layer="layout" svg:width="4.924cm" svg:height="1.006cm" draw:transform="rotate (0.12618730491919) translate (10.9010279739824cm 12.219841098312cm)" svg:viewBox="0 0 4925 1007" svg:d="M0 786c520-91 1049-18 1575 4 623 25 1234 91 1850 169 393 49 944 164 1155-313l211-368 134-278">
          <text:p/>
        </draw:path>
        <draw:line draw:style-name="gr5" draw:text-style-name="P1" draw:layer="layout" svg:x1="6cm" svg:y1="9cm" svg:x2="14cm" svg:y2="9cm">
          <text:p/>
        </draw:line>
        <draw:line draw:style-name="gr5" draw:text-style-name="P1" draw:layer="layout" svg:x1="10cm" svg:y1="4cm" svg:x2="10cm" svg:y2="14cm">
          <text:p/>
        </draw:line>
        <draw:frame draw:style-name="gr15" draw:text-style-name="P7" draw:layer="layout" svg:width="0.82cm" svg:height="0.962cm" svg:x="9.6cm" svg:y="3cm">
          <draw:text-box>
            <text:p>k</text:p>
          </draw:text-box>
        </draw:frame>
        <draw:frame draw:style-name="gr16" draw:text-style-name="P7" draw:layer="layout" svg:width="1.031cm" svg:height="0.962cm" svg:x="4.75cm" svg:y="8.538cm">
          <draw:text-box>
            <text:p>m</text:p>
          </draw:text-box>
        </draw:frame>
        <draw:frame draw:style-name="gr17" draw:text-style-name="P8" draw:layer="layout" svg:width="2.157cm" svg:height="0.962cm" svg:x="4.093cm" svg:y="3cm">
          <draw:text-box>
            <text:p>h(0,0)</text:p>
          </draw:text-box>
        </draw:frame>
        <draw:line draw:style-name="gr12" draw:text-style-name="P1" draw:layer="layout" svg:x1="6.25cm" svg:y1="4cm" svg:x2="7cm" svg:y2="5cm">
          <text:p/>
        </draw:line>
        <draw:frame draw:style-name="gr18" draw:text-style-name="P9" draw:layer="layout" svg:width="3.884cm" svg:height="0.962cm" svg:x="14cm" svg:y="13.538cm">
          <draw:text-box>
            <text:p>h(N<text:span text:style-name="T3">u</text:span><text:span text:style-name="T4">-1</text:span>,N<text:span text:style-name="T3">v</text:span><text:span text:style-name="T4">-1</text:span>)</text:p>
          </draw:text-box>
        </draw:frame>
        <draw:frame draw:style-name="gr19" draw:text-style-name="P7" draw:layer="layout" svg:width="1.708cm" svg:height="0.962cm" svg:x="4.1cm" svg:y="12.55cm">
          <draw:text-box>
            <text:p>N<text:span text:style-name="T3">v</text:span>-1</text:p>
          </draw:text-box>
        </draw:frame>
        <draw:frame draw:style-name="gr20" draw:text-style-name="P7" draw:layer="layout" svg:width="1.725cm" svg:height="0.962cm" svg:x="13.042cm" svg:y="3cm">
          <draw:text-box>
            <text:p>N<text:span text:style-name="T3">u</text:span>-1</text:p>
          </draw:text-box>
        </draw:frame>
      </draw:page>
      <draw:page draw:name="page3" draw:style-name="dp1" draw:master-page-name="Standard">
        <draw:custom-shape draw:style-name="gr21" draw:text-style-name="P10" draw:layer="layout" svg:width="0.2cm" svg:height="0.2cm" svg:x="5.4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11" draw:layer="layout" svg:width="0.2cm" svg:height="0.2cm" svg:x="4.9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4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9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4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9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12" draw:layer="layout" svg:width="0.2cm" svg:height="0.2cm" svg:x="8.4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9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4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4.9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4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9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4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9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8.4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9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4cm" svg:y="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4.9cm" svg:y="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4cm" svg:y="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9cm" svg:y="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4cm" svg:y="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9cm" svg:y="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8.4cm" svg:y="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9cm" svg:y="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4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4.9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4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9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4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9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8.4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9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4cm" svg:y="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4.9cm" svg:y="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4cm" svg:y="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9cm" svg:y="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4cm" svg:y="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9cm" svg:y="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8.4cm" svg:y="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9cm" svg:y="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4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4.9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4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9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4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9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8.4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9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4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4.9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4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9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4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9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8.4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9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4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4.9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4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9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4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9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8.4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9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4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4.9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4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9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4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9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8.4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9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4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12" draw:layer="layout" svg:width="0.2cm" svg:height="0.2cm" svg:x="4.9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4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9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4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9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12" draw:layer="layout" svg:width="0.2cm" svg:height="0.2cm" svg:x="8.4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9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4" draw:text-style-name="P1" draw:layer="layout" svg:x1="4cm" svg:y1="5cm" svg:x2="10cm" svg:y2="5cm">
          <text:p/>
        </draw:line>
        <draw:line draw:style-name="gr25" draw:text-style-name="P13" draw:layer="layout" svg:x1="5cm" svg:y1="4cm" svg:x2="5cm" svg:y2="11cm">
          <text:p/>
        </draw:line>
        <draw:frame draw:style-name="gr17" draw:text-style-name="P15" draw:layer="layout" svg:width="2.157cm" svg:height="0.962cm" svg:x="2.094cm" svg:y="3.001cm">
          <draw:text-box>
            <text:p text:style-name="P14">h(0,0)</text:p>
          </draw:text-box>
        </draw:frame>
        <draw:line draw:style-name="gr12" draw:text-style-name="P1" draw:layer="layout" svg:x1="4.251cm" svg:y1="4.001cm" svg:x2="5.001cm" svg:y2="5.001cm">
          <text:p/>
        </draw:line>
        <draw:frame draw:style-name="gr6" draw:text-style-name="P16" draw:layer="layout" svg:width="0.853cm" svg:height="0.962cm" svg:x="9.25cm" svg:y="4.888cm">
          <draw:text-box>
            <text:p text:style-name="P14"><text:span text:style-name="T1">u</text:span></text:p>
          </draw:text-box>
        </draw:frame>
        <draw:frame draw:style-name="gr6" draw:text-style-name="P16" draw:layer="layout" svg:width="0.853cm" svg:height="0.962cm" svg:x="4.147cm" svg:y="10.288cm">
          <draw:text-box>
            <text:p text:style-name="P14"><text:span text:style-name="T1">v</text:span></text:p>
          </draw:text-box>
        </draw:frame>
        <draw:frame draw:style-name="gr13" draw:text-style-name="P18" draw:layer="layout" svg:width="2.233cm" svg:height="0.962cm" svg:x="10.5cm" svg:y="7cm">
          <draw:text-box>
            <text:p text:style-name="P17">h(u,v)</text:p>
          </draw:text-box>
        </draw:frame>
        <draw:path draw:style-name="gr12" draw:text-style-name="P19" draw:layer="layout" svg:width="4.924cm" svg:height="1.006cm" draw:transform="rotate (0.12618730491919) translate (6.3640279739824cm 8.219841098312cm)" svg:viewBox="0 0 4925 1007" svg:d="M0 786c520-91 1049-18 1575 4 623 25 1234 91 1850 169 393 49 944 164 1155-313l211-368 134-278">
          <text:p/>
        </draw:path>
        <draw:frame draw:style-name="gr26" draw:text-style-name="P20" draw:layer="layout" svg:width="3.15cm" svg:height="0.962cm" svg:x="5.6cm" svg:y="10.438cm">
          <draw:text-box>
            <text:p text:style-name="P14"><text:span text:style-name="T5">h(N</text:span><text:span text:style-name="T6">u</text:span><text:span text:style-name="T7">-1</text:span><text:span text:style-name="T5">,N</text:span><text:span text:style-name="T6">v</text:span><text:span text:style-name="T7">-1</text:span><text:span text:style-name="T5">)</text:span></text:p>
          </draw:text-box>
        </draw:frame>
        <draw:line draw:style-name="gr12" draw:text-style-name="P1" draw:layer="layout" svg:x1="8.5cm" svg:y1="9.5cm" svg:x2="8.75cm" svg:y2="10.5cm">
          <text:p/>
        </draw:line>
        <draw:frame draw:style-name="gr27" draw:text-style-name="P21" draw:layer="layout" svg:width="1.459cm" svg:height="0.807cm" svg:x="7.75cm" svg:y="3.693cm">
          <draw:text-box>
            <text:p><text:span text:style-name="T5">N</text:span><text:span text:style-name="T6">u</text:span><text:span text:style-name="T7">-1</text:span></text:p>
          </draw:text-box>
        </draw:frame>
        <draw:line draw:style-name="gr28" draw:text-style-name="P22" draw:layer="layout" svg:x1="8.5cm" svg:y1="10cm" svg:x2="8.5cm" svg:y2="4.5cm">
          <text:p/>
        </draw:line>
        <draw:line draw:style-name="gr29" draw:text-style-name="P23" draw:layer="layout" svg:x1="9cm" svg:y1="9.5cm" svg:x2="4.5cm" svg:y2="9.5cm">
          <text:p/>
        </draw:line>
        <draw:frame draw:style-name="gr27" draw:text-style-name="P21" draw:layer="layout" svg:width="1.459cm" svg:height="0.807cm" svg:x="3.041cm" svg:y="9.1cm">
          <draw:text-box>
            <text:p><text:span text:style-name="T5">N</text:span><text:span text:style-name="T6">u</text:span><text:span text:style-name="T7">-1</text:span></text:p>
          </draw:text-box>
        </draw:frame>
        <draw:custom-shape draw:style-name="gr21" draw:text-style-name="P10" draw:layer="layout" svg:width="0.2cm" svg:height="0.2cm" svg:x="5.401cm" svg:y="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11" draw:layer="layout" svg:width="0.2cm" svg:height="0.2cm" svg:x="4.901cm" svg:y="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401cm" svg:y="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901cm" svg:y="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401cm" svg:y="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901cm" svg:y="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12" draw:layer="layout" svg:width="0.2cm" svg:height="0.2cm" svg:x="8.401cm" svg:y="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901cm" svg:y="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401cm" svg:y="5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4.901cm" svg:y="5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401cm" svg:y="5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901cm" svg:y="5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401cm" svg:y="5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901cm" svg:y="5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8.401cm" svg:y="5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901cm" svg:y="5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401cm" svg:y="5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4.901cm" svg:y="5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401cm" svg:y="5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901cm" svg:y="5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401cm" svg:y="5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901cm" svg:y="5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8.401cm" svg:y="5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901cm" svg:y="5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401cm" svg:y="6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4.901cm" svg:y="6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401cm" svg:y="6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901cm" svg:y="6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401cm" svg:y="6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901cm" svg:y="6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8.401cm" svg:y="6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901cm" svg:y="6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401cm" svg:y="6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4.901cm" svg:y="6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401cm" svg:y="6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901cm" svg:y="6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401cm" svg:y="6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901cm" svg:y="6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8.401cm" svg:y="6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901cm" svg:y="6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401cm" svg:y="7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4.901cm" svg:y="7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401cm" svg:y="7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901cm" svg:y="7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401cm" svg:y="7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901cm" svg:y="7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8.401cm" svg:y="7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901cm" svg:y="7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401cm" svg:y="7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4.901cm" svg:y="7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401cm" svg:y="7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901cm" svg:y="7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401cm" svg:y="7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901cm" svg:y="7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8.401cm" svg:y="7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901cm" svg:y="7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401cm" svg:y="8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4.901cm" svg:y="8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401cm" svg:y="8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901cm" svg:y="8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401cm" svg:y="8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901cm" svg:y="8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8.401cm" svg:y="8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901cm" svg:y="8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401cm" svg:y="8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4.901cm" svg:y="8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401cm" svg:y="8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901cm" svg:y="8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401cm" svg:y="8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901cm" svg:y="8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8.401cm" svg:y="8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901cm" svg:y="8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401cm" svg:y="9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12" draw:layer="layout" svg:width="0.2cm" svg:height="0.2cm" svg:x="4.901cm" svg:y="9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401cm" svg:y="9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5.901cm" svg:y="9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401cm" svg:y="9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6.901cm" svg:y="9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12" draw:layer="layout" svg:width="0.2cm" svg:height="0.2cm" svg:x="8.401cm" svg:y="9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0" draw:layer="layout" svg:width="0.2cm" svg:height="0.2cm" svg:x="7.901cm" svg:y="9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4" draw:text-style-name="P1" draw:layer="layout" svg:x1="4.001cm" svg:y1="5.001cm" svg:x2="10.001cm" svg:y2="5.001cm">
          <text:p/>
        </draw:line>
        <draw:line draw:style-name="gr25" draw:text-style-name="P13" draw:layer="layout" svg:x1="5.001cm" svg:y1="4.001cm" svg:x2="5.001cm" svg:y2="11.001cm">
          <text:p/>
        </draw:line>
        <draw:frame draw:style-name="gr17" draw:text-style-name="P15" draw:layer="layout" svg:width="2.157cm" svg:height="0.962cm" svg:x="2.095cm" svg:y="3.002cm">
          <draw:text-box>
            <text:p text:style-name="P14">h(0,0)</text:p>
          </draw:text-box>
        </draw:frame>
        <draw:line draw:style-name="gr12" draw:text-style-name="P1" draw:layer="layout" svg:x1="4.252cm" svg:y1="4.002cm" svg:x2="5.002cm" svg:y2="5.002cm">
          <text:p/>
        </draw:line>
        <draw:frame draw:style-name="gr6" draw:text-style-name="P16" draw:layer="layout" svg:width="0.853cm" svg:height="0.962cm" svg:x="9.251cm" svg:y="4.889cm">
          <draw:text-box>
            <text:p text:style-name="P14"><text:span text:style-name="T1">u</text:span></text:p>
          </draw:text-box>
        </draw:frame>
        <draw:frame draw:style-name="gr6" draw:text-style-name="P16" draw:layer="layout" svg:width="0.853cm" svg:height="0.962cm" svg:x="4.148cm" svg:y="10.289cm">
          <draw:text-box>
            <text:p text:style-name="P14"><text:span text:style-name="T1">v</text:span></text:p>
          </draw:text-box>
        </draw:frame>
        <draw:frame draw:style-name="gr13" draw:text-style-name="P18" draw:layer="layout" svg:width="2.233cm" svg:height="0.962cm" svg:x="10.501cm" svg:y="7.001cm">
          <draw:text-box>
            <text:p text:style-name="P17">h(u,v)</text:p>
          </draw:text-box>
        </draw:frame>
        <draw:path draw:style-name="gr12" draw:text-style-name="P19" draw:layer="layout" svg:width="4.924cm" svg:height="1.006cm" draw:transform="rotate (0.12618730491919) translate (6.3650279739824cm 8.220841098312cm)" svg:viewBox="0 0 4925 1007" svg:d="M0 786c520-91 1049-18 1575 4 623 25 1234 91 1850 169 393 49 944 164 1155-313l211-368 134-278">
          <text:p/>
        </draw:path>
        <draw:frame draw:style-name="gr26" draw:text-style-name="P20" draw:layer="layout" svg:width="3.15cm" svg:height="0.962cm" svg:x="5.601cm" svg:y="10.439cm">
          <draw:text-box>
            <text:p text:style-name="P14"><text:span text:style-name="T5">h(N</text:span><text:span text:style-name="T6">u</text:span><text:span text:style-name="T7">-1</text:span><text:span text:style-name="T5">,N</text:span><text:span text:style-name="T6">v</text:span><text:span text:style-name="T7">-1</text:span><text:span text:style-name="T5">)</text:span></text:p>
          </draw:text-box>
        </draw:frame>
        <draw:line draw:style-name="gr12" draw:text-style-name="P1" draw:layer="layout" svg:x1="8.501cm" svg:y1="9.501cm" svg:x2="8.751cm" svg:y2="10.501cm">
          <text:p/>
        </draw:line>
        <draw:frame draw:style-name="gr27" draw:text-style-name="P21" draw:layer="layout" svg:width="1.459cm" svg:height="0.807cm" svg:x="7.751cm" svg:y="3.694cm">
          <draw:text-box>
            <text:p><text:span text:style-name="T5">N</text:span><text:span text:style-name="T6">u</text:span><text:span text:style-name="T7">-1</text:span></text:p>
          </draw:text-box>
        </draw:frame>
        <draw:line draw:style-name="gr28" draw:text-style-name="P22" draw:layer="layout" svg:x1="8.501cm" svg:y1="10.001cm" svg:x2="8.501cm" svg:y2="4.501cm">
          <text:p/>
        </draw:line>
        <draw:line draw:style-name="gr29" draw:text-style-name="P23" draw:layer="layout" svg:x1="9.001cm" svg:y1="9.501cm" svg:x2="4.501cm" svg:y2="9.501cm">
          <text:p/>
        </draw:line>
        <draw:frame draw:style-name="gr27" draw:text-style-name="P21" draw:layer="layout" svg:width="1.459cm" svg:height="0.807cm" svg:x="3.042cm" svg:y="9.101cm">
          <draw:text-box>
            <text:p><text:span text:style-name="T5">N</text:span><text:span text:style-name="T6">u</text:span><text:span text:style-name="T7">-1</text:span></text:p>
          </draw:text-box>
        </draw:frame>
        <draw:custom-shape draw:style-name="gr30" draw:text-style-name="P24" draw:layer="layout" svg:width="0.2cm" svg:height="0.2cm" svg:x="15.406cm" svg:y="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906cm" svg:y="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406cm" svg:y="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906cm" svg:y="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406cm" svg:y="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906cm" svg:y="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406cm" svg:y="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906cm" svg:y="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406cm" svg:y="5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906cm" svg:y="5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406cm" svg:y="5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906cm" svg:y="5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406cm" svg:y="5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906cm" svg:y="5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406cm" svg:y="5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906cm" svg:y="5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406cm" svg:y="5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906cm" svg:y="5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406cm" svg:y="5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906cm" svg:y="5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406cm" svg:y="5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906cm" svg:y="5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406cm" svg:y="5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906cm" svg:y="5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406cm" svg:y="6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906cm" svg:y="6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406cm" svg:y="6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906cm" svg:y="6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406cm" svg:y="6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906cm" svg:y="6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406cm" svg:y="6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906cm" svg:y="6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406cm" svg:y="6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906cm" svg:y="6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406cm" svg:y="6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906cm" svg:y="6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406cm" svg:y="6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906cm" svg:y="6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406cm" svg:y="6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906cm" svg:y="6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406cm" svg:y="7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906cm" svg:y="7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406cm" svg:y="7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906cm" svg:y="7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406cm" svg:y="7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906cm" svg:y="7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406cm" svg:y="7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906cm" svg:y="7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406cm" svg:y="7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906cm" svg:y="7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406cm" svg:y="7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906cm" svg:y="7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406cm" svg:y="7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906cm" svg:y="7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406cm" svg:y="7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906cm" svg:y="7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406cm" svg:y="8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906cm" svg:y="8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406cm" svg:y="8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906cm" svg:y="8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406cm" svg:y="8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906cm" svg:y="8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406cm" svg:y="8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906cm" svg:y="8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406cm" svg:y="8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906cm" svg:y="8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406cm" svg:y="8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906cm" svg:y="8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406cm" svg:y="8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906cm" svg:y="8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406cm" svg:y="8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906cm" svg:y="8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406cm" svg:y="9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906cm" svg:y="9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406cm" svg:y="9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906cm" svg:y="9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406cm" svg:y="9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906cm" svg:y="9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406cm" svg:y="9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906cm" svg:y="9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4" draw:text-style-name="P1" draw:layer="layout" svg:x1="13.982cm" svg:y1="5.001cm" svg:x2="24cm" svg:y2="5cm">
          <text:p/>
        </draw:line>
        <draw:line draw:style-name="gr25" draw:text-style-name="P13" draw:layer="layout" svg:x1="15.006cm" svg:y1="4.049cm" svg:x2="15cm" svg:y2="15.5cm">
          <text:p/>
        </draw:line>
        <draw:frame draw:style-name="gr17" draw:text-style-name="P15" draw:layer="layout" svg:width="2.157cm" svg:height="0.962cm" svg:x="12.1cm" svg:y="3.05cm">
          <draw:text-box>
            <text:p text:style-name="P14">f(0,0)</text:p>
          </draw:text-box>
        </draw:frame>
        <draw:line draw:style-name="gr12" draw:text-style-name="P1" draw:layer="layout" svg:x1="14.257cm" svg:y1="4.05cm" svg:x2="15.007cm" svg:y2="5.05cm">
          <text:p/>
        </draw:line>
        <draw:frame draw:style-name="gr6" draw:text-style-name="P16" draw:layer="layout" svg:width="0.853cm" svg:height="0.962cm" svg:x="23.35cm" svg:y="4.988cm">
          <draw:text-box>
            <text:p text:style-name="P14"><text:span text:style-name="T1">x</text:span></text:p>
          </draw:text-box>
        </draw:frame>
        <draw:frame draw:style-name="gr6" draw:text-style-name="P16" draw:layer="layout" svg:width="0.853cm" svg:height="0.962cm" svg:x="14cm" svg:y="14.788cm">
          <draw:text-box>
            <text:p text:style-name="P14"><text:span text:style-name="T1">y</text:span></text:p>
          </draw:text-box>
        </draw:frame>
        <draw:frame draw:style-name="gr26" draw:text-style-name="P20" draw:layer="layout" svg:width="3.15cm" svg:height="0.962cm" svg:x="18.6cm" svg:y="15.038cm">
          <draw:text-box>
            <text:p text:style-name="P14"><text:span text:style-name="T5">f(N</text:span><text:span text:style-name="T6">x</text:span><text:span text:style-name="T7">-1</text:span><text:span text:style-name="T5">,N</text:span><text:span text:style-name="T6">y</text:span><text:span text:style-name="T7">-1</text:span><text:span text:style-name="T5">)</text:span></text:p>
          </draw:text-box>
        </draw:frame>
        <draw:frame draw:style-name="gr27" draw:text-style-name="P21" draw:layer="layout" svg:width="1.459cm" svg:height="0.807cm" svg:x="21.791cm" svg:y="3.75cm">
          <draw:text-box>
            <text:p><text:span text:style-name="T5">N</text:span><text:span text:style-name="T6">x</text:span><text:span text:style-name="T7">-1</text:span></text:p>
          </draw:text-box>
        </draw:frame>
        <draw:line draw:style-name="gr28" draw:text-style-name="P22" draw:layer="layout" svg:x1="22.5cm" svg:y1="15cm" svg:x2="22.5cm" svg:y2="4.5cm">
          <text:p/>
        </draw:line>
        <draw:frame draw:style-name="gr27" draw:text-style-name="P21" draw:layer="layout" svg:width="1.459cm" svg:height="0.807cm" svg:x="13.25cm" svg:y="14cm">
          <draw:text-box>
            <text:p><text:span text:style-name="T5">N</text:span><text:span text:style-name="T6">y</text:span><text:span text:style-name="T7">-1</text:span></text:p>
          </draw:text-box>
        </draw:frame>
        <draw:custom-shape draw:style-name="gr30" draw:text-style-name="P24" draw:layer="layout" svg:width="0.2cm" svg:height="0.2cm" svg:x="19.4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9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4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9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4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9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4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9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4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9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4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9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4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9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4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9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4cm" svg:y="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9cm" svg:y="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4cm" svg:y="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9cm" svg:y="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4cm" svg:y="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9cm" svg:y="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4cm" svg:y="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9cm" svg:y="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4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9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4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9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4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9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4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9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4cm" svg:y="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9cm" svg:y="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4cm" svg:y="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9cm" svg:y="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4cm" svg:y="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9cm" svg:y="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4cm" svg:y="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9cm" svg:y="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4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9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4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9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4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9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4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9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4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9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4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9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4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9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4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9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4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9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4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9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4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9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4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9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4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9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4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9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4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9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4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9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4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9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4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9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4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9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4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9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393cm" svg:y="9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893cm" svg:y="9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393cm" svg:y="9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893cm" svg:y="9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393cm" svg:y="9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893cm" svg:y="9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393cm" svg:y="9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893cm" svg:y="9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393cm" svg:y="10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893cm" svg:y="10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393cm" svg:y="10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893cm" svg:y="10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393cm" svg:y="10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893cm" svg:y="10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393cm" svg:y="10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893cm" svg:y="10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393cm" svg:y="10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893cm" svg:y="10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393cm" svg:y="10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893cm" svg:y="10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393cm" svg:y="10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893cm" svg:y="10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393cm" svg:y="10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893cm" svg:y="10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393cm" svg:y="11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893cm" svg:y="11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393cm" svg:y="11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893cm" svg:y="11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393cm" svg:y="11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893cm" svg:y="11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393cm" svg:y="11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893cm" svg:y="11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393cm" svg:y="11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893cm" svg:y="11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393cm" svg:y="11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893cm" svg:y="11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393cm" svg:y="11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893cm" svg:y="11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393cm" svg:y="11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893cm" svg:y="11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393cm" svg:y="12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893cm" svg:y="12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393cm" svg:y="12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893cm" svg:y="12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393cm" svg:y="12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893cm" svg:y="12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393cm" svg:y="12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893cm" svg:y="12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393cm" svg:y="12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893cm" svg:y="12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393cm" svg:y="12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893cm" svg:y="12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393cm" svg:y="12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893cm" svg:y="12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393cm" svg:y="12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893cm" svg:y="12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393cm" svg:y="13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893cm" svg:y="13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393cm" svg:y="13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893cm" svg:y="13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393cm" svg:y="13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893cm" svg:y="13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393cm" svg:y="13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893cm" svg:y="13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393cm" svg:y="13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893cm" svg:y="13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393cm" svg:y="13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893cm" svg:y="13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393cm" svg:y="13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893cm" svg:y="13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393cm" svg:y="13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893cm" svg:y="13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393cm" svg:y="14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893cm" svg:y="14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393cm" svg:y="14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893cm" svg:y="14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393cm" svg:y="14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893cm" svg:y="14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393cm" svg:y="14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893cm" svg:y="14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3" draw:text-style-name="P18" draw:layer="layout" svg:width="2.233cm" svg:height="0.962cm" svg:x="23cm" svg:y="9.788cm">
          <draw:text-box>
            <text:p text:style-name="P17">f(x,y)</text:p>
          </draw:text-box>
        </draw:frame>
        <draw:path draw:style-name="gr12" draw:text-style-name="P19" draw:layer="layout" svg:width="4.924cm" svg:height="1.006cm" draw:transform="rotate (0.12618730491919) translate (18.9010279739824cm 11.219841098312cm)" svg:viewBox="0 0 4925 1007" svg:d="M0 786c520-91 1049-18 1575 4 623 25 1234 91 1850 169 393 49 944 164 1155-313l211-368 134-278">
          <text:p/>
        </draw:path>
        <draw:line draw:style-name="gr29" draw:text-style-name="P23" draw:layer="layout" svg:x1="23cm" svg:y1="14.5cm" svg:x2="14.493cm" svg:y2="14.502cm">
          <text:p/>
        </draw:line>
        <draw:custom-shape draw:style-name="gr30" draw:text-style-name="P24" draw:layer="layout" svg:width="0.2cm" svg:height="0.2cm" svg:x="19.387cm" svg:y="9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887cm" svg:y="9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387cm" svg:y="9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887cm" svg:y="9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387cm" svg:y="9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887cm" svg:y="9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387cm" svg:y="9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887cm" svg:y="9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387cm" svg:y="10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887cm" svg:y="10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387cm" svg:y="10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887cm" svg:y="10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387cm" svg:y="10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887cm" svg:y="10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387cm" svg:y="10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887cm" svg:y="10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387cm" svg:y="10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887cm" svg:y="10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387cm" svg:y="10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887cm" svg:y="10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387cm" svg:y="10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887cm" svg:y="10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387cm" svg:y="10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887cm" svg:y="10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387cm" svg:y="11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887cm" svg:y="11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387cm" svg:y="11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887cm" svg:y="11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387cm" svg:y="11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887cm" svg:y="11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387cm" svg:y="11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887cm" svg:y="11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387cm" svg:y="11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887cm" svg:y="11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387cm" svg:y="11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887cm" svg:y="11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387cm" svg:y="11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887cm" svg:y="11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387cm" svg:y="11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887cm" svg:y="11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387cm" svg:y="12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887cm" svg:y="12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387cm" svg:y="12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887cm" svg:y="12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387cm" svg:y="12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887cm" svg:y="12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387cm" svg:y="12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887cm" svg:y="12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387cm" svg:y="12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887cm" svg:y="12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387cm" svg:y="12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887cm" svg:y="12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387cm" svg:y="12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887cm" svg:y="12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387cm" svg:y="12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887cm" svg:y="12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387cm" svg:y="1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887cm" svg:y="1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387cm" svg:y="1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887cm" svg:y="1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387cm" svg:y="1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887cm" svg:y="1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387cm" svg:y="1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887cm" svg:y="1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387cm" svg:y="13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887cm" svg:y="13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387cm" svg:y="13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887cm" svg:y="13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387cm" svg:y="13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887cm" svg:y="13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387cm" svg:y="13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887cm" svg:y="13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387cm" svg:y="14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887cm" svg:y="14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387cm" svg:y="14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887cm" svg:y="14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387cm" svg:y="14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887cm" svg:y="14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387cm" svg:y="14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887cm" svg:y="14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22.5cm" svg:y1="14.5cm" svg:x2="21.75cm" svg:y2="15cm">
          <text:p/>
        </draw:line>
      </draw:page>
      <draw:page draw:name="page4" draw:style-name="dp1" draw:master-page-name="Standard">
        <draw:line draw:style-name="gr1" draw:text-style-name="P1" draw:layer="layout" svg:x1="7cm" svg:y1="3cm" svg:x2="7cm" svg:y2="15cm">
          <text:p/>
        </draw:line>
        <draw:line draw:style-name="gr2" draw:text-style-name="P1" draw:layer="layout" svg:x1="4cm" svg:y1="5cm" svg:x2="16cm" svg:y2="5cm">
          <text:p/>
        </draw:line>
        <draw:custom-shape draw:style-name="gr3" draw:text-style-name="P2" draw:layer="layout" svg:width="0.5cm" svg:height="0.5cm" svg:x="9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9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.7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.7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.7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.7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.7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.7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.7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.7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.7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.7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.7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.7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.7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8.7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7.7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6.7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.7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1.7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0.7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3cm" svg:y1="4cm" svg:x2="13cm" svg:y2="14cm">
          <text:p/>
        </draw:line>
        <draw:line draw:style-name="gr5" draw:text-style-name="P1" draw:layer="layout" svg:x1="6cm" svg:y1="13cm" svg:x2="14cm" svg:y2="13cm">
          <text:p/>
        </draw:line>
        <draw:frame draw:style-name="gr6" draw:text-style-name="P4" draw:layer="layout" svg:width="0.853cm" svg:height="0.962cm" svg:x="15.45cm" svg:y="5.1cm">
          <draw:text-box>
            <text:p><text:span text:style-name="T1">u</text:span></text:p>
          </draw:text-box>
        </draw:frame>
        <draw:frame draw:style-name="gr6" draw:text-style-name="P4" draw:layer="layout" svg:width="0.853cm" svg:height="0.962cm" svg:x="5.75cm" svg:y="14.288cm">
          <draw:text-box>
            <text:p><text:span text:style-name="T1">v</text:span></text:p>
          </draw:text-box>
        </draw:frame>
        <draw:frame draw:style-name="gr13" draw:text-style-name="P4" draw:layer="layout" svg:width="2.233cm" svg:height="0.962cm" svg:x="15.75cm" svg:y="10.788cm">
          <draw:text-box>
            <text:p><text:span text:style-name="T1">h(u,v)</text:span></text:p>
          </draw:text-box>
        </draw:frame>
        <draw:frame draw:style-name="gr14" draw:text-style-name="P6" draw:layer="layout" svg:width="4.587cm" svg:height="1.673cm" svg:x="14.75cm" svg:y="6.788cm">
          <draw:text-box>
            <text:p><text:span text:style-name="T2">h(k,m)</text:span></text:p>
            <text:p>(kernel center)</text:p>
          </draw:text-box>
        </draw:frame>
        <draw:path draw:style-name="gr11" draw:text-style-name="P1" draw:layer="layout" svg:width="4.674cm" svg:height="0.89cm" draw:transform="rotate (0.463733982254893) translate (10.0220664094133cm 8.94015006181877cm)" svg:viewBox="0 0 4675 891" svg:d="M0 89c503 14 997-53 1500-87 547-36 877 392 1500 132 366-153 724 255 1049 451l393 306 233-29">
          <text:p/>
        </draw:path>
        <draw:path draw:style-name="gr12" draw:text-style-name="P1" draw:layer="layout" svg:width="4.924cm" svg:height="1.006cm" draw:transform="rotate (0.12618730491919) translate (10.9010279739824cm 12.219841098312cm)" svg:viewBox="0 0 4925 1007" svg:d="M0 786c520-91 1049-18 1575 4 623 25 1234 91 1850 169 393 49 944 164 1155-313l211-368 134-278">
          <text:p/>
        </draw:path>
        <draw:line draw:style-name="gr5" draw:text-style-name="P1" draw:layer="layout" svg:x1="6cm" svg:y1="9cm" svg:x2="14cm" svg:y2="9cm">
          <text:p/>
        </draw:line>
        <draw:line draw:style-name="gr5" draw:text-style-name="P1" draw:layer="layout" svg:x1="10cm" svg:y1="4cm" svg:x2="10cm" svg:y2="14cm">
          <text:p/>
        </draw:line>
        <draw:frame draw:style-name="gr15" draw:text-style-name="P7" draw:layer="layout" svg:width="0.82cm" svg:height="0.962cm" svg:x="9.6cm" svg:y="3cm">
          <draw:text-box>
            <text:p>k</text:p>
          </draw:text-box>
        </draw:frame>
        <draw:frame draw:style-name="gr16" draw:text-style-name="P7" draw:layer="layout" svg:width="1.031cm" svg:height="0.962cm" svg:x="4.75cm" svg:y="8.538cm">
          <draw:text-box>
            <text:p>m</text:p>
          </draw:text-box>
        </draw:frame>
        <draw:frame draw:style-name="gr17" draw:text-style-name="P8" draw:layer="layout" svg:width="2.157cm" svg:height="0.962cm" svg:x="4.093cm" svg:y="3cm">
          <draw:text-box>
            <text:p>h(0,0)</text:p>
          </draw:text-box>
        </draw:frame>
        <draw:line draw:style-name="gr12" draw:text-style-name="P1" draw:layer="layout" svg:x1="6.25cm" svg:y1="4cm" svg:x2="7cm" svg:y2="5cm">
          <text:p/>
        </draw:line>
        <draw:frame draw:style-name="gr18" draw:text-style-name="P9" draw:layer="layout" svg:width="3.884cm" svg:height="0.962cm" svg:x="14cm" svg:y="13.538cm">
          <draw:text-box>
            <text:p>h(N<text:span text:style-name="T3">u</text:span><text:span text:style-name="T4">-1</text:span>,N<text:span text:style-name="T3">v</text:span><text:span text:style-name="T4">-1</text:span>)</text:p>
          </draw:text-box>
        </draw:frame>
        <draw:frame draw:style-name="gr19" draw:text-style-name="P7" draw:layer="layout" svg:width="1.708cm" svg:height="0.962cm" svg:x="4.1cm" svg:y="12.55cm">
          <draw:text-box>
            <text:p>N<text:span text:style-name="T3">v</text:span>-1</text:p>
          </draw:text-box>
        </draw:frame>
        <draw:frame draw:style-name="gr20" draw:text-style-name="P7" draw:layer="layout" svg:width="1.725cm" svg:height="0.962cm" svg:x="13.042cm" svg:y="3cm">
          <draw:text-box>
            <text:p>N<text:span text:style-name="T3">u</text:span>-1</text:p>
          </draw:text-box>
        </draw:frame>
      </draw:page>
      <draw:page draw:name="page5" draw:style-name="dp1" draw:master-page-name="Standard">
        <draw:custom-shape draw:style-name="gr30" draw:text-style-name="P24" draw:layer="layout" svg:width="0.2cm" svg:height="0.2cm" svg:x="15.407cm" svg:y="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907cm" svg:y="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407cm" svg:y="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907cm" svg:y="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407cm" svg:y="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907cm" svg:y="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407cm" svg:y="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907cm" svg:y="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407cm" svg:y="5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907cm" svg:y="5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407cm" svg:y="5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907cm" svg:y="5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407cm" svg:y="5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907cm" svg:y="5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407cm" svg:y="5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907cm" svg:y="5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407cm" svg:y="5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907cm" svg:y="5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407cm" svg:y="5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907cm" svg:y="5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407cm" svg:y="5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907cm" svg:y="5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407cm" svg:y="5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907cm" svg:y="5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407cm" svg:y="6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907cm" svg:y="6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407cm" svg:y="6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907cm" svg:y="6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407cm" svg:y="6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907cm" svg:y="6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407cm" svg:y="6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907cm" svg:y="6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407cm" svg:y="6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907cm" svg:y="6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407cm" svg:y="6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907cm" svg:y="6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407cm" svg:y="6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907cm" svg:y="6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407cm" svg:y="6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907cm" svg:y="6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407cm" svg:y="7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907cm" svg:y="7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407cm" svg:y="7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907cm" svg:y="7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407cm" svg:y="7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907cm" svg:y="7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407cm" svg:y="7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907cm" svg:y="7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407cm" svg:y="7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907cm" svg:y="7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407cm" svg:y="7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907cm" svg:y="7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407cm" svg:y="7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907cm" svg:y="7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407cm" svg:y="7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907cm" svg:y="7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407cm" svg:y="8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907cm" svg:y="8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407cm" svg:y="8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907cm" svg:y="8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407cm" svg:y="8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907cm" svg:y="8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407cm" svg:y="8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907cm" svg:y="8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407cm" svg:y="8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907cm" svg:y="8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407cm" svg:y="8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907cm" svg:y="8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407cm" svg:y="8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907cm" svg:y="8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407cm" svg:y="8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907cm" svg:y="8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407cm" svg:y="9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907cm" svg:y="9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407cm" svg:y="9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907cm" svg:y="9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407cm" svg:y="9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907cm" svg:y="9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407cm" svg:y="9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907cm" svg:y="9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4" draw:text-style-name="P1" draw:layer="layout" svg:x1="11cm" svg:y1="5cm" svg:x2="24.001cm" svg:y2="5cm">
          <text:p/>
        </draw:line>
        <draw:line draw:style-name="gr25" draw:text-style-name="P13" draw:layer="layout" svg:x1="15.007cm" svg:y1="4.049cm" svg:x2="15cm" svg:y2="17cm">
          <text:p/>
        </draw:line>
        <draw:frame draw:style-name="gr17" draw:text-style-name="P15" draw:layer="layout" svg:width="2.157cm" svg:height="0.962cm" svg:x="10.75cm" svg:y="8.75cm">
          <draw:text-box>
            <text:p text:style-name="P14">f(0,0)</text:p>
          </draw:text-box>
        </draw:frame>
        <draw:line draw:style-name="gr12" draw:text-style-name="P1" draw:layer="layout" svg:x1="12.75cm" svg:y1="9cm" svg:x2="15.008cm" svg:y2="5.05cm">
          <text:p/>
        </draw:line>
        <draw:frame draw:style-name="gr6" draw:text-style-name="P16" draw:layer="layout" svg:width="0.853cm" svg:height="0.962cm" svg:x="23.351cm" svg:y="4.988cm">
          <draw:text-box>
            <text:p text:style-name="P14"><text:span text:style-name="T1">x</text:span></text:p>
          </draw:text-box>
        </draw:frame>
        <draw:frame draw:style-name="gr6" draw:text-style-name="P16" draw:layer="layout" svg:width="0.853cm" svg:height="0.962cm" svg:x="14.001cm" svg:y="15.788cm">
          <draw:text-box>
            <text:p text:style-name="P14"><text:span text:style-name="T1">y</text:span></text:p>
          </draw:text-box>
        </draw:frame>
        <draw:frame draw:style-name="gr27" draw:text-style-name="P21" draw:layer="layout" svg:width="1.459cm" svg:height="0.807cm" svg:x="21.792cm" svg:y="3.75cm">
          <draw:text-box>
            <text:p><text:span text:style-name="T5">N</text:span><text:span text:style-name="T6">x</text:span><text:span text:style-name="T7">-1</text:span></text:p>
          </draw:text-box>
        </draw:frame>
        <draw:line draw:style-name="gr28" draw:text-style-name="P22" draw:layer="layout" svg:x1="22.501cm" svg:y1="15cm" svg:x2="22.501cm" svg:y2="4.5cm">
          <text:p/>
        </draw:line>
        <draw:frame draw:style-name="gr27" draw:text-style-name="P21" draw:layer="layout" svg:width="1.459cm" svg:height="0.807cm" svg:x="13.251cm" svg:y="14cm">
          <draw:text-box>
            <text:p><text:span text:style-name="T5">N</text:span><text:span text:style-name="T6">y</text:span><text:span text:style-name="T7">-1</text:span></text:p>
          </draw:text-box>
        </draw:frame>
        <draw:custom-shape draw:style-name="gr30" draw:text-style-name="P24" draw:layer="layout" svg:width="0.2cm" svg:height="0.2cm" svg:x="19.401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901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401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901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401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901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401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901cm" svg:y="4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401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901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401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901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401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901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401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901cm" svg:y="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401cm" svg:y="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901cm" svg:y="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401cm" svg:y="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901cm" svg:y="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401cm" svg:y="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901cm" svg:y="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401cm" svg:y="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901cm" svg:y="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401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901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401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901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401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901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401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901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401cm" svg:y="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901cm" svg:y="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401cm" svg:y="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901cm" svg:y="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401cm" svg:y="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901cm" svg:y="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401cm" svg:y="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901cm" svg:y="6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401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901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401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901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401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901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401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901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401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901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401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901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401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901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401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901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401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901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401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901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401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901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401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901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401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901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401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901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401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901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401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901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401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901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401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901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401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901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401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901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394cm" svg:y="9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894cm" svg:y="9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394cm" svg:y="9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894cm" svg:y="9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394cm" svg:y="9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894cm" svg:y="9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394cm" svg:y="9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894cm" svg:y="9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394cm" svg:y="10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894cm" svg:y="10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394cm" svg:y="10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894cm" svg:y="10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394cm" svg:y="10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894cm" svg:y="10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394cm" svg:y="10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894cm" svg:y="10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394cm" svg:y="10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894cm" svg:y="10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394cm" svg:y="10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894cm" svg:y="10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394cm" svg:y="10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894cm" svg:y="10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394cm" svg:y="10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894cm" svg:y="10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394cm" svg:y="11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894cm" svg:y="11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394cm" svg:y="11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894cm" svg:y="11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394cm" svg:y="11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894cm" svg:y="11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394cm" svg:y="11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894cm" svg:y="11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394cm" svg:y="11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894cm" svg:y="11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394cm" svg:y="11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894cm" svg:y="11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394cm" svg:y="11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894cm" svg:y="11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394cm" svg:y="11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894cm" svg:y="11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394cm" svg:y="12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894cm" svg:y="12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394cm" svg:y="12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894cm" svg:y="12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394cm" svg:y="12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894cm" svg:y="12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394cm" svg:y="12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894cm" svg:y="12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394cm" svg:y="12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894cm" svg:y="12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394cm" svg:y="12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894cm" svg:y="12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394cm" svg:y="12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894cm" svg:y="12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394cm" svg:y="12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894cm" svg:y="12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394cm" svg:y="13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894cm" svg:y="13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394cm" svg:y="13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894cm" svg:y="13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394cm" svg:y="13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894cm" svg:y="13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394cm" svg:y="13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894cm" svg:y="13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394cm" svg:y="13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894cm" svg:y="13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394cm" svg:y="13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894cm" svg:y="13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394cm" svg:y="13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894cm" svg:y="13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394cm" svg:y="13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894cm" svg:y="13.9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394cm" svg:y="14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4.894cm" svg:y="14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394cm" svg:y="14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5.894cm" svg:y="14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394cm" svg:y="14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6.894cm" svg:y="14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394cm" svg:y="14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7.894cm" svg:y="14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3" draw:text-style-name="P18" draw:layer="layout" svg:width="5.98cm" svg:height="0.962cm" svg:x="23.017cm" svg:y="9.788cm">
          <draw:text-box>
            <text:p text:style-name="P17">f(x,y); h(u,v): full overlap </text:p>
          </draw:text-box>
        </draw:frame>
        <draw:line draw:style-name="gr29" draw:text-style-name="P23" draw:layer="layout" svg:x1="23.001cm" svg:y1="14.5cm" svg:x2="14.494cm" svg:y2="14.502cm">
          <text:p/>
        </draw:line>
        <draw:custom-shape draw:style-name="gr30" draw:text-style-name="P24" draw:layer="layout" svg:width="0.2cm" svg:height="0.2cm" svg:x="19.388cm" svg:y="9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888cm" svg:y="9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388cm" svg:y="9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888cm" svg:y="9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388cm" svg:y="9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888cm" svg:y="9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388cm" svg:y="9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888cm" svg:y="9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388cm" svg:y="10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888cm" svg:y="10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388cm" svg:y="10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888cm" svg:y="10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388cm" svg:y="10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888cm" svg:y="10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388cm" svg:y="10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888cm" svg:y="10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388cm" svg:y="10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888cm" svg:y="10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388cm" svg:y="10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888cm" svg:y="10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388cm" svg:y="10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888cm" svg:y="10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388cm" svg:y="10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888cm" svg:y="10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388cm" svg:y="11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888cm" svg:y="11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388cm" svg:y="11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888cm" svg:y="11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388cm" svg:y="11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888cm" svg:y="11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388cm" svg:y="11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888cm" svg:y="11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388cm" svg:y="11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888cm" svg:y="11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388cm" svg:y="11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888cm" svg:y="11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388cm" svg:y="11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888cm" svg:y="11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388cm" svg:y="11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888cm" svg:y="11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388cm" svg:y="12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888cm" svg:y="12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388cm" svg:y="12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888cm" svg:y="12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388cm" svg:y="12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888cm" svg:y="12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388cm" svg:y="12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888cm" svg:y="12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388cm" svg:y="12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888cm" svg:y="12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388cm" svg:y="12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888cm" svg:y="12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388cm" svg:y="12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888cm" svg:y="12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388cm" svg:y="12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888cm" svg:y="12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388cm" svg:y="1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888cm" svg:y="1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388cm" svg:y="1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888cm" svg:y="1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388cm" svg:y="1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888cm" svg:y="1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388cm" svg:y="1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888cm" svg:y="1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388cm" svg:y="13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888cm" svg:y="13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388cm" svg:y="13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888cm" svg:y="13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388cm" svg:y="13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888cm" svg:y="13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388cm" svg:y="13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888cm" svg:y="13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388cm" svg:y="14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8.888cm" svg:y="14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388cm" svg:y="14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19.888cm" svg:y="14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388cm" svg:y="14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0.888cm" svg:y="14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2.388cm" svg:y="14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4" draw:layer="layout" svg:width="0.2cm" svg:height="0.2cm" svg:x="21.888cm" svg:y="14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g>
            <draw:custom-shape draw:style-name="gr21" draw:text-style-name="P10" draw:layer="layout" svg:width="0.2cm" svg:height="0.2cm" svg:x="18.395cm" svg:y="8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2" draw:text-style-name="P11" draw:layer="layout" svg:width="0.2cm" svg:height="0.2cm" svg:x="17.895cm" svg:y="8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395cm" svg:y="8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895cm" svg:y="8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395cm" svg:y="8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895cm" svg:y="8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3" draw:text-style-name="P12" draw:layer="layout" svg:width="0.2cm" svg:height="0.2cm" svg:x="21.395cm" svg:y="8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895cm" svg:y="8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395cm" svg:y="8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7.895cm" svg:y="8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395cm" svg:y="8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895cm" svg:y="8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395cm" svg:y="8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895cm" svg:y="8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1.395cm" svg:y="8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895cm" svg:y="8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395cm" svg:y="9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7.895cm" svg:y="9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395cm" svg:y="9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895cm" svg:y="9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395cm" svg:y="9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895cm" svg:y="9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1.395cm" svg:y="9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895cm" svg:y="9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395cm" svg:y="9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7.895cm" svg:y="9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395cm" svg:y="9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895cm" svg:y="9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395cm" svg:y="9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895cm" svg:y="9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1.395cm" svg:y="9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895cm" svg:y="9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395cm" svg:y="10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7.895cm" svg:y="10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395cm" svg:y="10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895cm" svg:y="10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395cm" svg:y="10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895cm" svg:y="10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1.395cm" svg:y="10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895cm" svg:y="10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395cm" svg:y="10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7.895cm" svg:y="10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395cm" svg:y="10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895cm" svg:y="10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395cm" svg:y="10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895cm" svg:y="10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1.395cm" svg:y="10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895cm" svg:y="10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395cm" svg:y="11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7.895cm" svg:y="11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395cm" svg:y="11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895cm" svg:y="11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395cm" svg:y="11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895cm" svg:y="11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1.395cm" svg:y="11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895cm" svg:y="11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395cm" svg:y="11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7.895cm" svg:y="11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395cm" svg:y="11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895cm" svg:y="11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395cm" svg:y="11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895cm" svg:y="11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1.395cm" svg:y="11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895cm" svg:y="11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395cm" svg:y="12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7.895cm" svg:y="12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395cm" svg:y="12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895cm" svg:y="12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395cm" svg:y="12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895cm" svg:y="12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1.395cm" svg:y="12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895cm" svg:y="12.4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395cm" svg:y="12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3" draw:text-style-name="P12" draw:layer="layout" svg:width="0.2cm" svg:height="0.2cm" svg:x="17.895cm" svg:y="12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395cm" svg:y="12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895cm" svg:y="12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395cm" svg:y="12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895cm" svg:y="12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3" draw:text-style-name="P12" draw:layer="layout" svg:width="0.2cm" svg:height="0.2cm" svg:x="21.395cm" svg:y="12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895cm" svg:y="12.9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396cm" svg:y="8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2" draw:text-style-name="P11" draw:layer="layout" svg:width="0.2cm" svg:height="0.2cm" svg:x="17.896cm" svg:y="8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396cm" svg:y="8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896cm" svg:y="8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396cm" svg:y="8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896cm" svg:y="8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3" draw:text-style-name="P12" draw:layer="layout" svg:width="0.2cm" svg:height="0.2cm" svg:x="21.396cm" svg:y="8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896cm" svg:y="8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396cm" svg:y="8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7.896cm" svg:y="8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396cm" svg:y="8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896cm" svg:y="8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396cm" svg:y="8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896cm" svg:y="8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1.396cm" svg:y="8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896cm" svg:y="8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396cm" svg:y="9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7.896cm" svg:y="9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396cm" svg:y="9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896cm" svg:y="9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396cm" svg:y="9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896cm" svg:y="9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1.396cm" svg:y="9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896cm" svg:y="9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396cm" svg:y="9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7.896cm" svg:y="9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396cm" svg:y="9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896cm" svg:y="9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396cm" svg:y="9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896cm" svg:y="9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1.396cm" svg:y="9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896cm" svg:y="9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396cm" svg:y="10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7.896cm" svg:y="10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396cm" svg:y="10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896cm" svg:y="10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396cm" svg:y="10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896cm" svg:y="10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1.396cm" svg:y="10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896cm" svg:y="10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396cm" svg:y="10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7.896cm" svg:y="10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396cm" svg:y="10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896cm" svg:y="10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396cm" svg:y="10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896cm" svg:y="10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1.396cm" svg:y="10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896cm" svg:y="10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396cm" svg:y="11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7.896cm" svg:y="11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396cm" svg:y="11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896cm" svg:y="11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396cm" svg:y="11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896cm" svg:y="11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1.396cm" svg:y="11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896cm" svg:y="11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396cm" svg:y="11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7.896cm" svg:y="11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396cm" svg:y="11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896cm" svg:y="11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396cm" svg:y="11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896cm" svg:y="11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1.396cm" svg:y="11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896cm" svg:y="11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396cm" svg:y="12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7.896cm" svg:y="12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396cm" svg:y="12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896cm" svg:y="12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396cm" svg:y="12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896cm" svg:y="12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1.396cm" svg:y="12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896cm" svg:y="12.4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396cm" svg:y="12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3" draw:text-style-name="P12" draw:layer="layout" svg:width="0.2cm" svg:height="0.2cm" svg:x="17.896cm" svg:y="12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396cm" svg:y="12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8.896cm" svg:y="12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396cm" svg:y="12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9.896cm" svg:y="12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3" draw:text-style-name="P12" draw:layer="layout" svg:width="0.2cm" svg:height="0.2cm" svg:x="21.396cm" svg:y="12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0.896cm" svg:y="12.9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ustom-shape draw:style-name="gr31" draw:text-style-name="P25" draw:layer="layout" svg:width="3.5cm" svg:height="4.5cm" svg:x="17.994cm" svg:y="8.514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6" draw:layer="layout" svg:width="1.5cm" svg:height="1cm" svg:x="15cm" svg:y="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27" draw:layer="layout" svg:width="0.5cm" svg:height="0.5cm" svg:x="22.25cm" svg:y="14.2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1" draw:text-style-name="P10" draw:layer="layout" svg:width="0.2cm" svg:height="0.2cm" svg:x="22.906cm" svg:y="14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2" draw:text-style-name="P11" draw:layer="layout" svg:width="0.2cm" svg:height="0.2cm" svg:x="22.406cm" svg:y="14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906cm" svg:y="14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406cm" svg:y="14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906cm" svg:y="14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406cm" svg:y="14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3" draw:text-style-name="P12" draw:layer="layout" svg:width="0.2cm" svg:height="0.2cm" svg:x="25.906cm" svg:y="14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406cm" svg:y="14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906cm" svg:y="14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406cm" svg:y="14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906cm" svg:y="14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406cm" svg:y="14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906cm" svg:y="14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406cm" svg:y="14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906cm" svg:y="14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406cm" svg:y="14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906cm" svg:y="15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406cm" svg:y="15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906cm" svg:y="15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406cm" svg:y="15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906cm" svg:y="15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406cm" svg:y="15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906cm" svg:y="15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406cm" svg:y="15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906cm" svg:y="15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406cm" svg:y="15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906cm" svg:y="15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406cm" svg:y="15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906cm" svg:y="15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406cm" svg:y="15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906cm" svg:y="15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406cm" svg:y="15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906cm" svg:y="16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406cm" svg:y="16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906cm" svg:y="16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406cm" svg:y="16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906cm" svg:y="16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406cm" svg:y="16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906cm" svg:y="16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406cm" svg:y="16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906cm" svg:y="16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406cm" svg:y="16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906cm" svg:y="16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406cm" svg:y="16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906cm" svg:y="16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406cm" svg:y="16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906cm" svg:y="16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406cm" svg:y="16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906cm" svg:y="17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406cm" svg:y="17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906cm" svg:y="17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406cm" svg:y="17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906cm" svg:y="17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406cm" svg:y="17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906cm" svg:y="17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406cm" svg:y="17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906cm" svg:y="17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406cm" svg:y="17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906cm" svg:y="17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406cm" svg:y="17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906cm" svg:y="17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406cm" svg:y="17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906cm" svg:y="17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406cm" svg:y="17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906cm" svg:y="18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406cm" svg:y="18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906cm" svg:y="18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406cm" svg:y="18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906cm" svg:y="18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406cm" svg:y="18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906cm" svg:y="18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406cm" svg:y="18.3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906cm" svg:y="18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3" draw:text-style-name="P12" draw:layer="layout" svg:width="0.2cm" svg:height="0.2cm" svg:x="22.406cm" svg:y="18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906cm" svg:y="18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406cm" svg:y="18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906cm" svg:y="18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406cm" svg:y="18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3" draw:text-style-name="P12" draw:layer="layout" svg:width="0.2cm" svg:height="0.2cm" svg:x="25.906cm" svg:y="18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406cm" svg:y="18.8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907cm" svg:y="14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2" draw:text-style-name="P11" draw:layer="layout" svg:width="0.2cm" svg:height="0.2cm" svg:x="22.407cm" svg:y="14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907cm" svg:y="14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407cm" svg:y="14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907cm" svg:y="14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407cm" svg:y="14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3" draw:text-style-name="P12" draw:layer="layout" svg:width="0.2cm" svg:height="0.2cm" svg:x="25.907cm" svg:y="14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407cm" svg:y="14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907cm" svg:y="14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407cm" svg:y="14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907cm" svg:y="14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407cm" svg:y="14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907cm" svg:y="14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407cm" svg:y="14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907cm" svg:y="14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407cm" svg:y="14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907cm" svg:y="15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407cm" svg:y="15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907cm" svg:y="15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407cm" svg:y="15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907cm" svg:y="15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407cm" svg:y="15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907cm" svg:y="15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407cm" svg:y="15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907cm" svg:y="15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407cm" svg:y="15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907cm" svg:y="15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407cm" svg:y="15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907cm" svg:y="15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407cm" svg:y="15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907cm" svg:y="15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407cm" svg:y="15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907cm" svg:y="16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407cm" svg:y="16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907cm" svg:y="16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407cm" svg:y="16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907cm" svg:y="16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407cm" svg:y="16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907cm" svg:y="16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407cm" svg:y="16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907cm" svg:y="16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407cm" svg:y="16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907cm" svg:y="16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407cm" svg:y="16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907cm" svg:y="16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407cm" svg:y="16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907cm" svg:y="16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407cm" svg:y="16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907cm" svg:y="17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407cm" svg:y="17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907cm" svg:y="17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407cm" svg:y="17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907cm" svg:y="17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407cm" svg:y="17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907cm" svg:y="17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407cm" svg:y="17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907cm" svg:y="17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407cm" svg:y="17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907cm" svg:y="17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407cm" svg:y="17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907cm" svg:y="17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407cm" svg:y="17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907cm" svg:y="17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407cm" svg:y="17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907cm" svg:y="18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407cm" svg:y="18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907cm" svg:y="18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407cm" svg:y="18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907cm" svg:y="18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407cm" svg:y="18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907cm" svg:y="18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407cm" svg:y="18.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2.907cm" svg:y="18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3" draw:text-style-name="P12" draw:layer="layout" svg:width="0.2cm" svg:height="0.2cm" svg:x="22.407cm" svg:y="18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907cm" svg:y="18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3.407cm" svg:y="18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907cm" svg:y="18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4.407cm" svg:y="18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3" draw:text-style-name="P12" draw:layer="layout" svg:width="0.2cm" svg:height="0.2cm" svg:x="25.907cm" svg:y="18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25.407cm" svg:y="18.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ustom-shape draw:style-name="gr34" draw:text-style-name="P28" draw:layer="layout" svg:width="3.5cm" svg:height="4.5cm" svg:x="22.505cm" svg:y="14.488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1" draw:text-style-name="P10" draw:layer="layout" svg:width="0.2cm" svg:height="0.2cm" svg:x="13.404cm" svg:y="1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2" draw:text-style-name="P11" draw:layer="layout" svg:width="0.2cm" svg:height="0.2cm" svg:x="12.904cm" svg:y="1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404cm" svg:y="1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904cm" svg:y="1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404cm" svg:y="1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904cm" svg:y="1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3" draw:text-style-name="P12" draw:layer="layout" svg:width="0.2cm" svg:height="0.2cm" svg:x="16.404cm" svg:y="1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904cm" svg:y="1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404cm" svg:y="1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2.904cm" svg:y="1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404cm" svg:y="1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904cm" svg:y="1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404cm" svg:y="1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904cm" svg:y="1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6.404cm" svg:y="1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904cm" svg:y="1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404cm" svg:y="2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2.904cm" svg:y="2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404cm" svg:y="2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904cm" svg:y="2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404cm" svg:y="2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904cm" svg:y="2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6.404cm" svg:y="2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904cm" svg:y="2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404cm" svg:y="2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2.904cm" svg:y="2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404cm" svg:y="2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904cm" svg:y="2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404cm" svg:y="2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904cm" svg:y="2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6.404cm" svg:y="2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904cm" svg:y="2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404cm" svg:y="3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2.904cm" svg:y="3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404cm" svg:y="3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904cm" svg:y="3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404cm" svg:y="3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904cm" svg:y="3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6.404cm" svg:y="3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904cm" svg:y="3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404cm" svg:y="3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2.904cm" svg:y="3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404cm" svg:y="3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904cm" svg:y="3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404cm" svg:y="3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904cm" svg:y="3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6.404cm" svg:y="3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904cm" svg:y="3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404cm" svg:y="4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2.904cm" svg:y="4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404cm" svg:y="4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904cm" svg:y="4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404cm" svg:y="4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904cm" svg:y="4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6.404cm" svg:y="4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904cm" svg:y="4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404cm" svg:y="4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2.904cm" svg:y="4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404cm" svg:y="4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904cm" svg:y="4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404cm" svg:y="4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904cm" svg:y="4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6.404cm" svg:y="4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904cm" svg:y="4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404cm" svg:y="5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2.904cm" svg:y="5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404cm" svg:y="5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904cm" svg:y="5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404cm" svg:y="5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904cm" svg:y="5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6.404cm" svg:y="5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904cm" svg:y="5.3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404cm" svg:y="5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3" draw:text-style-name="P12" draw:layer="layout" svg:width="0.2cm" svg:height="0.2cm" svg:x="12.904cm" svg:y="5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404cm" svg:y="5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904cm" svg:y="5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404cm" svg:y="5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904cm" svg:y="5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3" draw:text-style-name="P12" draw:layer="layout" svg:width="0.2cm" svg:height="0.2cm" svg:x="16.404cm" svg:y="5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904cm" svg:y="5.8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405cm" svg:y="1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2" draw:text-style-name="P11" draw:layer="layout" svg:width="0.2cm" svg:height="0.2cm" svg:x="12.905cm" svg:y="1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405cm" svg:y="1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905cm" svg:y="1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405cm" svg:y="1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905cm" svg:y="1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3" draw:text-style-name="P12" draw:layer="layout" svg:width="0.2cm" svg:height="0.2cm" svg:x="16.405cm" svg:y="1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905cm" svg:y="1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405cm" svg:y="1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2.905cm" svg:y="1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405cm" svg:y="1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905cm" svg:y="1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405cm" svg:y="1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905cm" svg:y="1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6.405cm" svg:y="1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905cm" svg:y="1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405cm" svg:y="2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2.905cm" svg:y="2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405cm" svg:y="2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905cm" svg:y="2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405cm" svg:y="2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905cm" svg:y="2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6.405cm" svg:y="2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905cm" svg:y="2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405cm" svg:y="2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2.905cm" svg:y="2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405cm" svg:y="2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905cm" svg:y="2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405cm" svg:y="2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905cm" svg:y="2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6.405cm" svg:y="2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905cm" svg:y="2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405cm" svg:y="3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2.905cm" svg:y="3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405cm" svg:y="3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905cm" svg:y="3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405cm" svg:y="3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905cm" svg:y="3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6.405cm" svg:y="3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905cm" svg:y="3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405cm" svg:y="3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2.905cm" svg:y="3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405cm" svg:y="3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905cm" svg:y="3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405cm" svg:y="3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905cm" svg:y="3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6.405cm" svg:y="3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905cm" svg:y="3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405cm" svg:y="4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2.905cm" svg:y="4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405cm" svg:y="4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905cm" svg:y="4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405cm" svg:y="4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905cm" svg:y="4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6.405cm" svg:y="4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905cm" svg:y="4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405cm" svg:y="4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2.905cm" svg:y="4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405cm" svg:y="4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905cm" svg:y="4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405cm" svg:y="4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905cm" svg:y="4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6.405cm" svg:y="4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905cm" svg:y="4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405cm" svg:y="5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2.905cm" svg:y="5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405cm" svg:y="5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905cm" svg:y="5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405cm" svg:y="5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905cm" svg:y="5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6.405cm" svg:y="5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905cm" svg:y="5.3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405cm" svg:y="5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3" draw:text-style-name="P12" draw:layer="layout" svg:width="0.2cm" svg:height="0.2cm" svg:x="12.905cm" svg:y="5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405cm" svg:y="5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3.905cm" svg:y="5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405cm" svg:y="5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4.905cm" svg:y="5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3" draw:text-style-name="P12" draw:layer="layout" svg:width="0.2cm" svg:height="0.2cm" svg:x="16.405cm" svg:y="5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1" draw:text-style-name="P10" draw:layer="layout" svg:width="0.2cm" svg:height="0.2cm" svg:x="15.905cm" svg:y="5.88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ustom-shape draw:style-name="gr34" draw:text-style-name="P28" draw:layer="layout" svg:width="3.5cm" svg:height="4.5cm" svg:x="13.003cm" svg:y="1.485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8" draw:layer="layout" svg:width="2.233cm" svg:height="0.962cm" svg:x="10.517cm" svg:y="2.288cm">
          <draw:text-box>
            <text:p text:style-name="P17">h(u,v)</text:p>
          </draw:text-box>
        </draw:frame>
        <draw:frame draw:style-name="gr13" draw:text-style-name="P18" draw:layer="layout" svg:width="2.233cm" svg:height="0.962cm" svg:x="10.518cm" svg:y="2.288cm">
          <draw:text-box>
            <text:p text:style-name="P17">h(u,v)</text:p>
          </draw:text-box>
        </draw:frame>
        <draw:frame draw:style-name="gr13" draw:text-style-name="P18" draw:layer="layout" svg:width="2.233cm" svg:height="0.962cm" svg:x="10.518cm" svg:y="2.288cm">
          <draw:text-box>
            <text:p text:style-name="P17">h(u,v)</text:p>
          </draw:text-box>
        </draw:frame>
        <draw:frame draw:style-name="gr13" draw:text-style-name="P18" draw:layer="layout" svg:width="6.695cm" svg:height="0.962cm" svg:x="17.02cm" svg:y="2.5cm">
          <draw:text-box>
            <text:p text:style-name="P17">f(x,y); h(u,v): partial overlap </text:p>
          </draw:text-box>
        </draw:frame>
        <draw:frame draw:style-name="gr13" draw:text-style-name="P18" draw:layer="layout" svg:width="6.695cm" svg:height="0.962cm" svg:x="15.305cm" svg:y="15.538cm">
          <draw:text-box>
            <text:p text:style-name="P17">f(x,y); h(u,v): partial overlap </text:p>
          </draw:text-box>
        </draw:frame>
        <draw:line draw:style-name="gr12" draw:text-style-name="P1" draw:layer="layout" svg:x1="16cm" svg:y1="5.25cm" svg:x2="18cm" svg:y2="3.25cm">
          <text:p/>
        </draw:line>
        <draw:line draw:style-name="gr12" draw:text-style-name="P1" draw:layer="layout" svg:x1="20.25cm" svg:y1="9.25cm" svg:x2="23.5cm" svg:y2="9.75cm">
          <text:p/>
        </draw:line>
        <draw:line draw:style-name="gr12" draw:text-style-name="P1" draw:layer="layout" svg:x1="22.25cm" svg:y1="14.5cm" svg:x2="20cm" svg:y2="15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2T18:14:20.934000000</meta:creation-date>
    <dc:date>2023-04-27T18:38:06.551000000</dc:date>
    <meta:editing-duration>PT2H27M30S</meta:editing-duration>
    <meta:editing-cycles>9</meta:editing-cycles>
    <meta:generator>LibreOffice/7.4.6.2$Windows_X86_64 LibreOffice_project/5b1f5509c2decdade7fda905e3e1429a67acd63d</meta:generator>
    <meta:document-statistic meta:object-count="1595"/>
  </office:meta>
</office:document-meta>
</file>